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fd8d2" officeooo:paragraph-rsid="000fd8d2" style:font-weight-asian="bold" style:font-weight-complex="bold"/>
    </style:style>
    <style:style style:name="P2" style:family="paragraph" style:parent-style-name="Standard">
      <style:text-properties fo:language="nl" fo:country="NL" fo:font-weight="bold" officeooo:rsid="0013df8d" officeooo:paragraph-rsid="0013df8d" style:font-size-asian="10.5pt" style:font-weight-asian="bold" style:font-weight-complex="bold"/>
    </style:style>
    <style:style style:name="P3" style:family="paragraph" style:parent-style-name="Standard">
      <style:text-properties fo:language="en" fo:country="US" fo:font-weight="normal" officeooo:rsid="0013df8d" officeooo:paragraph-rsid="0013df8d" style:font-weight-asian="normal" style:font-weight-complex="normal"/>
    </style:style>
    <style:style style:name="P4" style:family="paragraph" style:parent-style-name="Standard">
      <style:text-properties fo:language="en" fo:country="US" fo:font-weight="normal" officeooo:rsid="0013df8d" officeooo:paragraph-rsid="0016ff06" style:font-weight-asian="normal" style:font-weight-complex="normal"/>
    </style:style>
    <style:style style:name="P5" style:family="paragraph" style:parent-style-name="Standard" style:list-style-name="L1">
      <style:text-properties fo:font-weight="normal" officeooo:rsid="000fd8d2" officeooo:paragraph-rsid="000fd8d2" style:font-weight-asian="normal" style:font-weight-complex="normal"/>
    </style:style>
    <style:style style:name="P6" style:family="paragraph" style:parent-style-name="Standard" style:list-style-name="L2">
      <style:text-properties fo:font-weight="normal" officeooo:rsid="000fd8d2" officeooo:paragraph-rsid="000fd8d2" style:font-weight-asian="normal" style:font-weight-complex="normal"/>
    </style:style>
    <style:style style:name="P7" style:family="paragraph" style:parent-style-name="Standard">
      <style:text-properties fo:language="nl" fo:country="NL" fo:font-weight="normal" officeooo:rsid="0013df8d" officeooo:paragraph-rsid="0013df8d" style:font-size-asian="10.5pt" style:font-weight-asian="normal" style:font-weight-complex="normal"/>
    </style:style>
    <style:style style:name="P8" style:family="paragraph" style:parent-style-name="Standard">
      <style:text-properties fo:language="nl" fo:country="NL" fo:font-weight="bold" officeooo:rsid="0013df8d" officeooo:paragraph-rsid="001fe135" style:font-size-asian="10.5pt" style:font-weight-asian="bold" style:font-weight-complex="bold"/>
    </style:style>
    <style:style style:name="P9" style:family="paragraph" style:parent-style-name="Standard">
      <style:text-properties fo:language="en" fo:country="US" fo:font-weight="normal" officeooo:rsid="0013df8d" officeooo:paragraph-rsid="0016ff06" style:font-weight-asian="normal" style:font-weight-complex="normal"/>
    </style:style>
    <style:style style:name="P10" style:family="paragraph" style:parent-style-name="Standard">
      <style:text-properties fo:language="en" fo:country="US" fo:font-weight="normal" officeooo:rsid="0013df8d" officeooo:paragraph-rsid="001f296a" style:font-weight-asian="normal" style:font-weight-complex="normal"/>
    </style:style>
    <style:style style:name="P11" style:family="paragraph" style:parent-style-name="Standard">
      <style:text-properties fo:language="en" fo:country="US" fo:font-weight="normal" officeooo:rsid="0013df8d" officeooo:paragraph-rsid="001fe135" style:font-weight-asian="normal" style:font-weight-complex="normal"/>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style:font-size-asian="10.5pt"/>
    </style:style>
    <style:style style:name="T2" style:family="text">
      <style:text-properties style:text-position="0% 100%" officeooo:rsid="0016ff06" style:font-size-asian="10.5pt"/>
    </style:style>
    <style:style style:name="T3" style:family="text">
      <style:text-properties style:text-position="0% 100%" officeooo:rsid="001519ff" style:font-size-asian="10.5pt"/>
    </style:style>
    <style:style style:name="T4" style:family="text">
      <style:text-properties style:text-position="0% 100%" officeooo:rsid="0012e379" style:font-size-asian="10.5pt"/>
    </style:style>
    <style:style style:name="T5" style:family="text">
      <style:text-properties style:text-position="0% 100%" officeooo:rsid="0018a1bd" style:font-size-asian="10.5pt"/>
    </style:style>
    <style:style style:name="T6" style:family="text">
      <style:text-properties style:text-position="0% 100%" officeooo:rsid="001a2e6a" style:font-size-asian="10.5pt"/>
    </style:style>
    <style:style style:name="T7" style:family="text">
      <style:text-properties style:text-position="0% 100%" officeooo:rsid="001e5cee" style:font-size-asian="10.5pt"/>
    </style:style>
    <style:style style:name="T8" style:family="text">
      <style:text-properties style:text-position="0% 100%" officeooo:rsid="001f296a" style:font-size-asian="10.5pt"/>
    </style:style>
    <style:style style:name="T9" style:family="text">
      <style:text-properties style:font-size-asian="10.5pt"/>
    </style:style>
    <style:style style:name="T10" style:family="text">
      <style:text-properties officeooo:rsid="0016ff06" style:font-size-asian="10.5pt"/>
    </style:style>
    <style:style style:name="T11" style:family="text">
      <style:text-properties officeooo:rsid="001519ff" style:font-size-asian="10.5pt"/>
    </style:style>
    <style:style style:name="T12" style:family="text">
      <style:text-properties officeooo:rsid="0018a1bd" style:font-size-asian="10.5pt"/>
    </style:style>
    <style:style style:name="T13" style:family="text">
      <style:text-properties officeooo:rsid="001e5cee" style:font-size-asian="10.5pt"/>
    </style:style>
    <style:style style:name="T14" style:family="text">
      <style:text-properties fo:font-variant="normal" fo:text-transform="none" fo:color="#555555" style:text-line-through-style="none" style:text-line-through-type="none" style:text-position="0% 100%" style:font-name="Times New Roman" fo:font-size="10.5pt" fo:font-style="normal" style:text-underline-style="none" officeooo:rsid="001e5cee" style:text-blinking="false" fo:background-color="#ffffff" loext:char-shading-value="0" style:font-size-asian="10.5pt" style:font-style-asian="normal"/>
    </style:style>
    <style:style style:name="T15"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e5cee" style:text-blinking="false" fo:background-color="#ffffff" loext:char-shading-value="0" style:font-size-asian="12pt" style:font-style-asian="normal" style:font-size-complex="12pt"/>
    </style:style>
    <style:style style:name="T16"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296a" style:text-blinking="false" fo:background-color="#ffffff" loext:char-shading-value="0" style:font-size-asian="12pt" style:font-style-asian="normal" style:font-size-complex="12pt"/>
    </style:style>
    <style:style style:name="T17"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e135" style:text-blinking="false" fo:background-color="#ffffff" loext:char-shading-value="0" style:font-size-asian="12pt" style:font-style-asian="normal" style:font-size-complex="12pt"/>
    </style:style>
    <style:style style:name="T18"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officeooo:rsid="000fd8d2" style:text-blinking="false" fo:background-color="#ffffff" loext:char-shading-value="0" style:font-size-asian="12pt" style:font-style-asian="normal" style:font-weight-asian="bold" style:font-size-complex="12pt" style:font-weight-complex="bold"/>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zet:</text:p>
      <text:p text:style-name="P1">1. inleiding</text:p>
      <text:list xml:id="list7656752141485518652" text:style-name="L1">
        <text:list-item>
          <text:p text:style-name="P5">maatschappelijke relevantie</text:p>
          <text:list>
            <text:list-item>
              <text:p text:style-name="P5">Zorgkosten</text:p>
            </text:list-item>
            <text:list-item>
              <text:p text:style-name="P5">levenskwaliteit</text:p>
            </text:list-item>
          </text:list>
        </text:list-item>
        <text:list-item>
          <text:p text:style-name="P5">wetenschappelijke relevantie</text:p>
          <text:list>
            <text:list-item>
              <text:p text:style-name="P5">Zoals Meer, Miller &amp; Rosen zeggen: Well documented but direction of causation remains unknown</text:p>
            </text:list-item>
            <text:list-item>
              <text:p text:style-name="P5">Waarom is de causaliteit niet duidelijk</text:p>
            </text:list-item>
          </text:list>
        </text:list-item>
        <text:list-item>
          <text:p text:style-name="P5">Wat ga ik doen?</text:p>
          <text:list>
            <text:list-item>
              <text:p text:style-name="P5">Proberen een causaal verband te vinden doormiddel van een difference in difference analyse</text:p>
            </text:list-item>
            <text:list-item>
              <text:p text:style-name="P5">doormiddel van de data van DHS suvey (Naam nog even zoeken</text:p>
            </text:list-item>
          </text:list>
        </text:list-item>
      </text:list>
      <text:p text:style-name="P1">2. literatuur review</text:p>
      <text:list xml:id="list3865595417392122476" text:style-name="L2">
        <text:list-item>
          <text:p text:style-name="P6">Wat hebben Meer Miller en Rosen gedaan</text:p>
        </text:list-item>
        <text:list-item>
          <text:p text:style-name="P6">Wat hebben andere papers gedaan om te zoeken naar correlatie</text:p>
        </text:list-item>
      </text:list>
      <text:p text:style-name="P1">3. methoden</text:p>
      <text:p text:style-name="P1"><text:tab/></text:p>
      <text:p text:style-name="P1"/>
      <text:p text:style-name="P11"><text:span text:style-name="T17"><text:tab/></text:span><text:span text:style-name="T18">Inleiding:</text:span></text:p>
      <text:p text:style-name="P8"/>
      <text:p text:style-name="P11"><text:span text:style-name="T9">The positive correlation between health and wealth has been shown </text:span><text:span text:style-name="T13">many</text:span><text:span text:style-name="T9"> times. </text:span><text:reference-mark-start text:name="ADDIN CSL_CITATION {&quot;citationItems&quot;: [{&quot;id&quot;: &quot;ITEM-1&quot;, &quot;itemData&quot;: {&quot;id&quot;: &quot;ITEM-1&quot;, &quot;ISSN&quot;: &quot;07493797&quot;, &quot;ISBN&quot;: &quot;0263557051059&quot;, &quot;author&quot;: [{&quot;given&quot;: &quot;Craig Evan&quot;, &quot;non-dropping-particle&quot;: &quot;&quot;, &quot;family&quot;: &quot;Pollack&quot;, &quot;parse-names&quot;: false, &quot;dropping-particle&quot;: &quot;&quot;, &quot;suffix&quot;: &quot;&quot;}, {&quot;given&quot;: &quot;Sekai&quot;, &quot;non-dropping-particle&quot;: &quot;&quot;, &quot;family&quot;: &quot;Chideya&quot;, &quot;parse-names&quot;: false, &quot;dropping-particle&quot;: &quot;&quot;, &quot;suffix&quot;: &quot;&quot;}, {&quot;given&quot;: &quot;Catherine&quot;, &quot;non-dropping-particle&quot;: &quot;&quot;, &quot;family&quot;: &quot;Cubbin&quot;, &quot;parse-names&quot;: false, &quot;dropping-particle&quot;: &quot;&quot;, &quot;suffix&quot;: &quot;&quot;}, {&quot;given&quot;: &quot;Brie&quot;, &quot;non-dropping-particle&quot;: &quot;&quot;, &quot;family&quot;: &quot;Williams&quot;, &quot;parse-names&quot;: false, &quot;dropping-particle&quot;: &quot;&quot;, &quot;suffix&quot;: &quot;&quot;}, {&quot;given&quot;: &quot;Mercedes&quot;, &quot;non-dropping-particle&quot;: &quot;&quot;, &quot;family&quot;: &quot;Dekker&quot;, &quot;parse-names&quot;: false, &quot;dropping-particle&quot;: &quot;&quot;, &quot;suffix&quot;: &quot;&quot;}, {&quot;given&quot;: &quot;Paula&quot;, &quot;non-dropping-particle&quot;: &quot;&quot;, &quot;family&quot;: &quot;Braveman&quot;, &quot;parse-names&quot;: false, &quot;dropping-particle&quot;: &quot;&quot;, &quot;suffix&quot;: &quot;&quot;}], &quot;issue&quot;: &quot;3&quot;, &quot;issued&quot;: {&quot;date-parts&quot;: [[&quot;2007&quot;]]}, &quot;note&quot;: &quot;Correlaties!\n\n29 studies&quot;, &quot;volume&quot;: &quot;33&quot;, &quot;PMID&quot;: &quot;17826585&quot;, &quot;page&quot;: &quot;250-264&quot;, &quot;title&quot;: &quot;Should Health Studies Measure Wealth?. A Systematic Review&quot;, &quot;DOI&quot;: &quot;10.1016/j.amepre.2007.04.033&quot;, &quot;type&quot;: &quot;article-journal&quot;, &quot;container-title&quot;: &quot;American Journal of Preventive Medicine&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uris&quot;: [&quot;http://www.mendeley.com/documents/?uuid=e838a289-3adb-41ae-ab8b-3bfff06dc7ff&quot;]}], &quot;schema&quot;: &quot;https://github.com/citation-style-language/schema/raw/master/csl-citation.json&quot;, &quot;mendeley&quot;: {&quot;manualFormatting&quot;: &quot;Pollack et al. (2007)&quot;, &quot;previouslyFormattedCitation&quot;: &quot;(Pollack et al., 2007)&quot;, &quot;formattedCitation&quot;: &quot;(Pollack et al., 2007)&quot;, &quot;plainTextFormattedCitation&quot;: &quot;(Pollack et al., 2007)&quot;}, &quot;properties&quot;: {&quot;noteIndex&quot;: 0}} RNDvNIbFyLiOo"/><text:span text:style-name="T1">Pollack et al. (2007)</text:span><text:reference-mark-end text:name="ADDIN CSL_CITATION {&quot;citationItems&quot;: [{&quot;id&quot;: &quot;ITEM-1&quot;, &quot;itemData&quot;: {&quot;id&quot;: &quot;ITEM-1&quot;, &quot;ISSN&quot;: &quot;07493797&quot;, &quot;ISBN&quot;: &quot;0263557051059&quot;, &quot;author&quot;: [{&quot;given&quot;: &quot;Craig Evan&quot;, &quot;non-dropping-particle&quot;: &quot;&quot;, &quot;family&quot;: &quot;Pollack&quot;, &quot;parse-names&quot;: false, &quot;dropping-particle&quot;: &quot;&quot;, &quot;suffix&quot;: &quot;&quot;}, {&quot;given&quot;: &quot;Sekai&quot;, &quot;non-dropping-particle&quot;: &quot;&quot;, &quot;family&quot;: &quot;Chideya&quot;, &quot;parse-names&quot;: false, &quot;dropping-particle&quot;: &quot;&quot;, &quot;suffix&quot;: &quot;&quot;}, {&quot;given&quot;: &quot;Catherine&quot;, &quot;non-dropping-particle&quot;: &quot;&quot;, &quot;family&quot;: &quot;Cubbin&quot;, &quot;parse-names&quot;: false, &quot;dropping-particle&quot;: &quot;&quot;, &quot;suffix&quot;: &quot;&quot;}, {&quot;given&quot;: &quot;Brie&quot;, &quot;non-dropping-particle&quot;: &quot;&quot;, &quot;family&quot;: &quot;Williams&quot;, &quot;parse-names&quot;: false, &quot;dropping-particle&quot;: &quot;&quot;, &quot;suffix&quot;: &quot;&quot;}, {&quot;given&quot;: &quot;Mercedes&quot;, &quot;non-dropping-particle&quot;: &quot;&quot;, &quot;family&quot;: &quot;Dekker&quot;, &quot;parse-names&quot;: false, &quot;dropping-particle&quot;: &quot;&quot;, &quot;suffix&quot;: &quot;&quot;}, {&quot;given&quot;: &quot;Paula&quot;, &quot;non-dropping-particle&quot;: &quot;&quot;, &quot;family&quot;: &quot;Braveman&quot;, &quot;parse-names&quot;: false, &quot;dropping-particle&quot;: &quot;&quot;, &quot;suffix&quot;: &quot;&quot;}], &quot;issue&quot;: &quot;3&quot;, &quot;issued&quot;: {&quot;date-parts&quot;: [[&quot;2007&quot;]]}, &quot;note&quot;: &quot;Correlaties!\n\n29 studies&quot;, &quot;volume&quot;: &quot;33&quot;, &quot;PMID&quot;: &quot;17826585&quot;, &quot;page&quot;: &quot;250-264&quot;, &quot;title&quot;: &quot;Should Health Studies Measure Wealth?. A Systematic Review&quot;, &quot;DOI&quot;: &quot;10.1016/j.amepre.2007.04.033&quot;, &quot;type&quot;: &quot;article-journal&quot;, &quot;container-title&quot;: &quot;American Journal of Preventive Medicine&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uris&quot;: [&quot;http://www.mendeley.com/documents/?uuid=e838a289-3adb-41ae-ab8b-3bfff06dc7ff&quot;]}], &quot;schema&quot;: &quot;https://github.com/citation-style-language/schema/raw/master/csl-citation.json&quot;, &quot;mendeley&quot;: {&quot;manualFormatting&quot;: &quot;Pollack et al. (2007)&quot;, &quot;previouslyFormattedCitation&quot;: &quot;(Pollack et al., 2007)&quot;, &quot;formattedCitation&quot;: &quot;(Pollack et al., 2007)&quot;, &quot;plainTextFormattedCitation&quot;: &quot;(Pollack et al., 2007)&quot;}, &quot;properties&quot;: {&quot;noteIndex&quot;: 0}} RNDvNIbFyLiOo"/><text:span text:style-name="T9">⁠ </text:span><text:span text:style-name="T10">for example found 29 studies testing for the correlation between health and wealth and more research has been done since. </text:span><text:span text:style-name="T9"><text:s/>There has however not been as much focus on the direction of causality than on simply showing the correlation. Health and wealth could easily be </text:span><text:span text:style-name="T12">endogenous.</text:span><text:span text:style-name="T9"> Wealth could affect health through better </text:span><text:span text:style-name="T13">access</text:span><text:span text:style-name="T9"> to </text:span><text:span text:style-name="T12">health care</text:span><text:span text:style-name="T9"> and better living conditions. Health could affect wealth through the ability to work and thus accumulate wealth. It could also be possible that for example time preference affects both the accumulation of wealth and health. </text:span><text:reference-mark-start text:name="ADDIN CSL_CITATION {&quot;citationItems&quot;: [{&quot;id&quot;: &quot;ITEM-1&quot;, &quot;itemData&quot;: {&quot;title&quot;: &quot;Exploring the health\u2013wealth nexus&quot;, &quot;id&quot;: &quot;ITEM-1&quot;, &quot;page&quot;: &quot;713-730&quot;, &quot;volume&quot;: &quot;22&quot;, &quot;author&quot;: [{&quot;given&quot;: &quot;Jonathan&quot;, &quot;non-dropping-particle&quot;: &quot;&quot;, &quot;family&quot;: &quot;Meer&quot;, &quot;parse-names&quot;: false, &quot;dropping-particle&quot;: &quot;&quot;, &quot;suffix&quot;: &quot;&quot;}, {&quot;given&quot;: &quot;Douglas L&quot;, &quot;non-dropping-particle&quot;: &quot;&quot;, &quot;family&quot;: &quot;Miller&quot;, &quot;parse-names&quot;: false, &quot;dropping-particle&quot;: &quot;&quot;, &quot;suffix&quot;: &quot;&quot;}, {&quot;given&quot;: &quot;Harvey S&quot;, &quot;non-dropping-particle&quot;: &quot;&quot;, &quot;family&quot;: &quot;Rosen&quot;, &quot;parse-names&quot;: false, &quot;dropping-particle&quot;: &quot;&quot;, &quot;suffix&quot;: &quot;&quot;}], &quot;DOI&quot;: &quot;10.1016/S0167-6296(03)00059-6&quot;, &quot;type&quot;: &quot;article-journal&quot;, &quot;issued&quot;: {&quot;date-parts&quot;: [[&quot;2003&quot;]]}, &quot;note&quot;: &quot;Causaal: nee\n\nDoe onderzoek!&quot;}, &quot;uris&quot;: [&quot;http://www.mendeley.com/documents/?uuid=d690cd68-9bc9-4e54-97fe-33da205889b0&quot;]}], &quot;schema&quot;: &quot;https://github.com/citation-style-language/schema/raw/master/csl-citation.json&quot;, &quot;mendeley&quot;: {&quot;previouslyFormattedCitation&quot;: &quot;(Meer, Miller, &amp; Rosen, 2003)&quot;, &quot;formattedCitation&quot;: &quot;(Meer, Miller, &amp; Rosen, 2003)&quot;, &quot;plainTextFormattedCitation&quot;: &quot;(Meer, Miller, &amp; Rosen, 2003)&quot;}, &quot;properties&quot;: {&quot;noteIndex&quot;: 0}} RNDHDJGZ67L0m"/><text:span text:style-name="T1">(Meer, Miller, &amp; Rosen, 2003)</text:span><text:reference-mark-end text:name="ADDIN CSL_CITATION {&quot;citationItems&quot;: [{&quot;id&quot;: &quot;ITEM-1&quot;, &quot;itemData&quot;: {&quot;title&quot;: &quot;Exploring the health\u2013wealth nexus&quot;, &quot;id&quot;: &quot;ITEM-1&quot;, &quot;page&quot;: &quot;713-730&quot;, &quot;volume&quot;: &quot;22&quot;, &quot;author&quot;: [{&quot;given&quot;: &quot;Jonathan&quot;, &quot;non-dropping-particle&quot;: &quot;&quot;, &quot;family&quot;: &quot;Meer&quot;, &quot;parse-names&quot;: false, &quot;dropping-particle&quot;: &quot;&quot;, &quot;suffix&quot;: &quot;&quot;}, {&quot;given&quot;: &quot;Douglas L&quot;, &quot;non-dropping-particle&quot;: &quot;&quot;, &quot;family&quot;: &quot;Miller&quot;, &quot;parse-names&quot;: false, &quot;dropping-particle&quot;: &quot;&quot;, &quot;suffix&quot;: &quot;&quot;}, {&quot;given&quot;: &quot;Harvey S&quot;, &quot;non-dropping-particle&quot;: &quot;&quot;, &quot;family&quot;: &quot;Rosen&quot;, &quot;parse-names&quot;: false, &quot;dropping-particle&quot;: &quot;&quot;, &quot;suffix&quot;: &quot;&quot;}], &quot;DOI&quot;: &quot;10.1016/S0167-6296(03)00059-6&quot;, &quot;type&quot;: &quot;article-journal&quot;, &quot;issued&quot;: {&quot;date-parts&quot;: [[&quot;2003&quot;]]}, &quot;note&quot;: &quot;Causaal: nee\n\nDoe onderzoek!&quot;}, &quot;uris&quot;: [&quot;http://www.mendeley.com/documents/?uuid=d690cd68-9bc9-4e54-97fe-33da205889b0&quot;]}], &quot;schema&quot;: &quot;https://github.com/citation-style-language/schema/raw/master/csl-citation.json&quot;, &quot;mendeley&quot;: {&quot;previouslyFormattedCitation&quot;: &quot;(Meer, Miller, &amp; Rosen, 2003)&quot;, &quot;formattedCitation&quot;: &quot;(Meer, Miller, &amp; Rosen, 2003)&quot;, &quot;plainTextFormattedCitation&quot;: &quot;(Meer, Miller, &amp; Rosen, 2003)&quot;}, &quot;properties&quot;: {&quot;noteIndex&quot;: 0}} RNDHDJGZ67L0m"/><text:span text:style-name="T9">⁠. </text:span></text:p>
      <text:p text:style-name="P11"><text:span text:style-name="T11"><text:tab/>As </text:span><text:reference-mark-start text:name="ADDIN CSL_CITATION {&quot;citationItems&quot;: [{&quot;id&quot;: &quot;ITEM-1&quot;, &quot;itemData&quot;: {&quot;publisher&quot;: &quot;Elsevier Ltd&quot;, &quot;id&quot;: &quot;ITEM-1&quot;, &quot;ISSN&quot;: &quot;02779536&quot;, &quot;ISBN&quot;: &quot;0277-9536&quot;, &quot;author&quot;: [{&quot;given&quot;: &quot;Akseli&quot;, &quot;non-dropping-particle&quot;: &quot;&quot;, &quot;family&quot;: &quot;Aittom\u00e4ki&quot;, &quot;parse-names&quot;: false, &quot;dropping-particle&quot;: &quot;&quot;, &quot;suffix&quot;: &quot;&quot;}, {&quot;given&quot;: &quot;Pekka&quot;, &quot;non-dropping-particle&quot;: &quot;&quot;, &quot;family&quot;: &quot;Martikainen&quot;, &quot;parse-names&quot;: false, &quot;dropping-particle&quot;: &quot;&quot;, &quot;suffix&quot;: &quot;&quot;}, {&quot;given&quot;: &quot;Mikko&quot;, &quot;non-dropping-particle&quot;: &quot;&quot;, &quot;family&quot;: &quot;Laaksonen&quot;, &quot;parse-names&quot;: false, &quot;dropping-particle&quot;: &quot;&quot;, &quot;suffix&quot;: &quot;&quot;}, {&quot;given&quot;: &quot;Eero&quot;, &quot;non-dropping-particle&quot;: &quot;&quot;, &quot;family&quot;: &quot;Lahelma&quot;, &quot;parse-names&quot;: false, &quot;dropping-particle&quot;: &quot;&quot;, &quot;suffix&quot;: &quot;&quot;}, {&quot;given&quot;: &quot;Ossi&quot;, &quot;non-dropping-particle&quot;: &quot;&quot;, &quot;family&quot;: &quot;Rahkonen&quot;, &quot;parse-names&quot;: false, &quot;dropping-particle&quot;: &quot;&quot;, &quot;suffix&quot;: &quot;&quot;}], &quot;issue&quot;: &quot;5&quot;, &quot;issued&quot;: {&quot;date-parts&quot;: [[&quot;2010&quot;]]}, &quot;note&quot;: &quot;correlatie\n\nWealth &amp;gt; income\n\nDiscussie:&quot;, &quot;volume&quot;: &quot;71&quot;, &quot;PMID&quot;: &quot;20598791&quot;, &quot;page&quot;: &quot;1018-1026&quot;, &quot;title&quot;: &quot;The associations of household wealth and income with self-rated health - A study on economic advantage in middle-aged Finnish men and women&quot;, &quot;DOI&quot;: &quot;10.1016/j.socscimed.2010.05.040&quot;, &quot;type&quot;: &quot;article-journal&quot;, &quot;container-title&quot;: &quot;Social Science and Medicine&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uris&quot;: [&quot;http://www.mendeley.com/documents/?uuid=1602fcc9-313a-483e-8e05-7a747de6cc7d&quot;]}], &quot;schema&quot;: &quot;https://github.com/citation-style-language/schema/raw/master/csl-citation.json&quot;, &quot;mendeley&quot;: {&quot;manualFormatting&quot;: &quot;Aittom\u00e4ki, Martikainen, Laaksonen, Lahelma, and Rahkonen (2010)&quot;, &quot;previouslyFormattedCitation&quot;: &quot;(Aittom\u00e4ki, Martikainen, Laaksonen, Lahelma, &amp; Rahkonen, 2010)&quot;, &quot;formattedCitation&quot;: &quot;(Aittom\u00e4ki, Martikainen, Laaksonen, Lahelma, &amp; Rahkonen, 2010)&quot;, &quot;plainTextFormattedCitation&quot;: &quot;(Aittom\u00e4ki, Martikainen, Laaksonen, Lahelma, &amp; Rahkonen, 2010)&quot;}, &quot;properties&quot;: {&quot;noteIndex&quot;: 0}} RND4yqQvHOCvX"/><text:span text:style-name="T3">Aittomäki, Martikainen, Laaksonen, Lahelma, and Rahkonen (2010)</text:span><text:reference-mark-end text:name="ADDIN CSL_CITATION {&quot;citationItems&quot;: [{&quot;id&quot;: &quot;ITEM-1&quot;, &quot;itemData&quot;: {&quot;publisher&quot;: &quot;Elsevier Ltd&quot;, &quot;id&quot;: &quot;ITEM-1&quot;, &quot;ISSN&quot;: &quot;02779536&quot;, &quot;ISBN&quot;: &quot;0277-9536&quot;, &quot;author&quot;: [{&quot;given&quot;: &quot;Akseli&quot;, &quot;non-dropping-particle&quot;: &quot;&quot;, &quot;family&quot;: &quot;Aittom\u00e4ki&quot;, &quot;parse-names&quot;: false, &quot;dropping-particle&quot;: &quot;&quot;, &quot;suffix&quot;: &quot;&quot;}, {&quot;given&quot;: &quot;Pekka&quot;, &quot;non-dropping-particle&quot;: &quot;&quot;, &quot;family&quot;: &quot;Martikainen&quot;, &quot;parse-names&quot;: false, &quot;dropping-particle&quot;: &quot;&quot;, &quot;suffix&quot;: &quot;&quot;}, {&quot;given&quot;: &quot;Mikko&quot;, &quot;non-dropping-particle&quot;: &quot;&quot;, &quot;family&quot;: &quot;Laaksonen&quot;, &quot;parse-names&quot;: false, &quot;dropping-particle&quot;: &quot;&quot;, &quot;suffix&quot;: &quot;&quot;}, {&quot;given&quot;: &quot;Eero&quot;, &quot;non-dropping-particle&quot;: &quot;&quot;, &quot;family&quot;: &quot;Lahelma&quot;, &quot;parse-names&quot;: false, &quot;dropping-particle&quot;: &quot;&quot;, &quot;suffix&quot;: &quot;&quot;}, {&quot;given&quot;: &quot;Ossi&quot;, &quot;non-dropping-particle&quot;: &quot;&quot;, &quot;family&quot;: &quot;Rahkonen&quot;, &quot;parse-names&quot;: false, &quot;dropping-particle&quot;: &quot;&quot;, &quot;suffix&quot;: &quot;&quot;}], &quot;issue&quot;: &quot;5&quot;, &quot;issued&quot;: {&quot;date-parts&quot;: [[&quot;2010&quot;]]}, &quot;note&quot;: &quot;correlatie\n\nWealth &amp;gt; income\n\nDiscussie:&quot;, &quot;volume&quot;: &quot;71&quot;, &quot;PMID&quot;: &quot;20598791&quot;, &quot;page&quot;: &quot;1018-1026&quot;, &quot;title&quot;: &quot;The associations of household wealth and income with self-rated health - A study on economic advantage in middle-aged Finnish men and women&quot;, &quot;DOI&quot;: &quot;10.1016/j.socscimed.2010.05.040&quot;, &quot;type&quot;: &quot;article-journal&quot;, &quot;container-title&quot;: &quot;Social Science and Medicine&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uris&quot;: [&quot;http://www.mendeley.com/documents/?uuid=1602fcc9-313a-483e-8e05-7a747de6cc7d&quot;]}], &quot;schema&quot;: &quot;https://github.com/citation-style-language/schema/raw/master/csl-citation.json&quot;, &quot;mendeley&quot;: {&quot;manualFormatting&quot;: &quot;Aittom\u00e4ki, Martikainen, Laaksonen, Lahelma, and Rahkonen (2010)&quot;, &quot;previouslyFormattedCitation&quot;: &quot;(Aittom\u00e4ki, Martikainen, Laaksonen, Lahelma, &amp; Rahkonen, 2010)&quot;, &quot;formattedCitation&quot;: &quot;(Aittom\u00e4ki, Martikainen, Laaksonen, Lahelma, &amp; Rahkonen, 2010)&quot;, &quot;plainTextFormattedCitation&quot;: &quot;(Aittom\u00e4ki, Martikainen, Laaksonen, Lahelma, &amp; Rahkonen, 2010)&quot;}, &quot;properties&quot;: {&quot;noteIndex&quot;: 0}} RND4yqQvHOCvX"/><text:span text:style-name="T4">⁠ </text:span><text:span text:style-name="T2">point out, “Wealth in particular is not directly affected by changes in labour market participation that may radically alter the current income level”. This is important “… as changes in health and illness are likely to develop over a considerable time span” (p1025). They find that wealth is highly relevant in explaining health. </text:span></text:p>
      <text:p text:style-name="P11"><text:span text:style-name="T2"><text:tab/></text:span><text:span text:style-name="T6">The goal of this paper is to examine the causality between health and wealth </text:span><text:span text:style-name="T7">in the Netherlands</text:span><text:span text:style-name="T6">. </text:span><text:span text:style-name="T2">This paper will try to </text:span><text:span text:style-name="T5">deal with the endogeneity between health and wealth using a difference in difference analysis. The treatment group consists of <text:s/>home-owners and the control group consists of people who rent a house. The treatment is the financial crisis in 2008 as it affected housing prices. The change in housing prices should only affect the wealth of the home-owners and it stands to reason that it does not affect or is affected by health status of the home-owner or </text:span><text:span text:style-name="T7">home-</text:span><office:annotation office:name="__Annotation__276_1921872290"><dc:creator>Unknown Author</dc:creator><dc:date>2019-01-01T20:58:54</dc:date><text:p text:style-name="P12"><text:span text:style-name="T19">Is dit een woord?</text:span></text:p></office:annotation><text:span text:style-name="T5">renters</text:span><office:annotation-end office:name="__Annotation__276_1921872290"/><text:span text:style-name="T5"> alike.</text:span></text:p>
      <text:p text:style-name="P11"><text:span text:style-name="T5"><text:tab/></text:span><text:span text:style-name="T7">To try to find the causal relationship between health and wealth the data from the D</text:span><text:span text:style-name="T8">utch </text:span><text:span text:style-name="T7">Household Survey </text:span><text:span text:style-name="T8">(DHS)</text:span><text:span text:style-name="T7"> from CentERdata. This survey “</text:span><text:span text:style-name="T14"> </text:span><text:span text:style-name="T15">is a unique data set allowing you to study both psychological and economic aspects of financial behaviour. This panel survey was launched in 1993 and comprises information on work, pensions, housing, mortgages, income, possessions, loans, health, economic and psychological concepts, and personal characteristics. We have been collecting these data from 2,000 households participating in the CentERpanel” </text:span><text:reference-mark-start text:name="ADDIN CSL_CITATION {&quot;citationItems&quot;: [{&quot;id&quot;: &quot;ITEM-1&quot;, &quot;itemData&quot;: {&quot;id&quot;: &quot;ITEM-1&quot;, &quot;URL&quot;: &quot;https://www.centerdata.nl/en/databank/dhs-data-access&quot;, &quot;title&quot;: &quot;DHS data access | CentERdata.nl&quot;, &quot;issued&quot;: {&quot;date-parts&quot;: [[&quot;0&quot;]]}, &quot;accessed&quot;: {&quot;date-parts&quot;: [[&quot;2019&quot;, &quot;1&quot;, &quot;2&quot;]]}, &quot;type&quot;: &quot;webpage&quot;}, &quot;uris&quot;: [&quot;http://www.mendeley.com/documents/?uuid=d646d666-044e-4226-848b-2f24dcf71b32&quot;]}], &quot;schema&quot;: &quot;https://github.com/citation-style-language/schema/raw/master/csl-citation.json&quot;, &quot;mendeley&quot;: {&quot;formattedCitation&quot;: &quot;(\u201cDHS data access | CentERdata.nl,\u201d n.d.)&quot;, &quot;plainTextFormattedCitation&quot;: &quot;(\u201cDHS data access | CentERdata.nl,\u201d n.d.)&quot;}, &quot;properties&quot;: {&quot;noteIndex&quot;: 0}} RNDmQpmvG3GYT"/><text:span text:style-name="T15">(“DHS data access | CentERdata.nl,” n.d.)</text:span><text:reference-mark-end text:name="ADDIN CSL_CITATION {&quot;citationItems&quot;: [{&quot;id&quot;: &quot;ITEM-1&quot;, &quot;itemData&quot;: {&quot;id&quot;: &quot;ITEM-1&quot;, &quot;URL&quot;: &quot;https://www.centerdata.nl/en/databank/dhs-data-access&quot;, &quot;title&quot;: &quot;DHS data access | CentERdata.nl&quot;, &quot;issued&quot;: {&quot;date-parts&quot;: [[&quot;0&quot;]]}, &quot;accessed&quot;: {&quot;date-parts&quot;: [[&quot;2019&quot;, &quot;1&quot;, &quot;2&quot;]]}, &quot;type&quot;: &quot;webpage&quot;}, &quot;uris&quot;: [&quot;http://www.mendeley.com/documents/?uuid=d646d666-044e-4226-848b-2f24dcf71b32&quot;]}], &quot;schema&quot;: &quot;https://github.com/citation-style-language/schema/raw/master/csl-citation.json&quot;, &quot;mendeley&quot;: {&quot;formattedCitation&quot;: &quot;(\u201cDHS data access | CentERdata.nl,\u201d n.d.)&quot;, &quot;plainTextFormattedCitation&quot;: &quot;(\u201cDHS data access | CentERdata.nl,\u201d n.d.)&quot;}, &quot;properties&quot;: {&quot;noteIndex&quot;: 0}} RNDmQpmvG3GYT"/></text:p>
      <text:p text:style-name="P11"><text:span text:style-name="T15"><text:tab/></text:span><text:span text:style-name="T16">Chapter 2 will discuss relevant literature on the subject of causality between health and wealth. Chapter 3 will describe the data </text:span><text:span text:style-name="T17">used. Chapter 4 will describe the statistical methods used. Firstly there will be shown that there is a correlation in the data between health and wealth. </text:span><text:soft-page-break/><text:span text:style-name="T17">Secondly the method that will be used to test for a causal relationship will be described. Chapter 5 will present the results found by the statistical analysis and chapter 6 will discuss the results and improvements for this study. </text:span></text:p>
      <text:p text:style-name="P11"><text:span text:style-name="T17"/></text:p>
      <text:p text:style-name="P11"><text:span text:style-name="T17"/></text:p>
      <text:p text:style-name="P4"><text:span text:style-name="T5"><text:tab/></text:span></text:p>
      <text:p text:style-name="P7"/>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4:46:57.387709634</meta:creation-date>
    <meta:generator>LibreOffice/5.1.6.2$Linux_X86_64 LibreOffice_project/10m0$Build-2</meta:generator>
    <dc:date>2019-01-02T09:53:11.482671940</dc:date>
    <meta:editing-duration>PT16M21S</meta:editing-duration>
    <meta:editing-cycles>4</meta:editing-cycles>
    <meta:document-statistic meta:table-count="0" meta:image-count="0" meta:object-count="0" meta:page-count="2" meta:paragraph-count="24" meta:word-count="539" meta:character-count="3352" meta:non-whitespace-character-count="2834"/>
    <meta:user-defined meta:name="Mendeley Citation Style_1">http://www.zotero.org/styles/apa</meta:user-defined>
    <meta:user-defined meta:name="Mendeley Document_1">True</meta:user-defined>
    <meta:user-defined meta:name="Mendeley Unique User Id_1">3034c638-0836-3273-b5d8-13f217fd0896</meta:user-defined>
  </office:meta>
</office:document-meta>
</file>